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-0.489700043360188" calcext:value-type="float">
            <text:p>-0.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8])+10*LOG10([.C32]/[.C33])" office:value-type="float" office:value="-5.39726025433962" calcext:value-type="float">
            <text:p>-5.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" calcext:value-type="float">
            <text:p>0.010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200" calcext:value-type="float">
            <text:p>32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2.04119982655925" calcext:value-type="float">
            <text:p>2.0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5]+SUM([.C38:.C40])+10*LOG10([.C33]/[.C34])" office:value-type="float" office:value="2.79058719264225" calcext:value-type="float">
            <text:p>2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7]+SUM([.C38:.C40])+10*LOG10([.C33]/[.C34])" office:value-type="float" office:value="3.79058719264225" calcext:value-type="float">
            <text:p>3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600" calcext:value-type="float">
            <text:p>16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0:57:03.880093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12-11T11:42:38.250615429</dc:date>
    <meta:editing-duration>P3DT6H32M30S</meta:editing-duration>
    <meta:editing-cycles>63</meta:editing-cycles>
    <meta:generator>LibreOffice/6.0.7.3$Linux_X86_64 LibreOffice_project/00m0$Build-3</meta:generator>
    <meta:document-statistic meta:table-count="9" meta:cell-count="756" meta:object-count="0"/>
  </office:meta>
</office:document-meta>
</file>